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p and Running with Griffon by Hamlet D'Arcy</text:h>
      <text:p text:style-name="Text_20_body">Contents Include: </text:p>
      <text:list xml:id="list1110348490" text:style-name="L1">
        <text:list-item>
          <text:p text:style-name="P1">point 1</text:p>
        </text:list-item>
        <text:list-item>
          <text:p text:style-name="P1">point 2</text:p>
        </text:list-item>
        <text:list-item>
          <text:p text:style-name="P1">point </text:p>
        </text:list-item>
        <text:list-item>
          <text:p text:style-name="P1">point </text:p>
        </text:list-item>
        <text:list-item>
          <text:p text:style-name="P1">point </text:p>
        </text:list-item>
        <text:list-item>
          <text:p text:style-name="P1">and more...</text:p>
        </text:list-item>
      </text:list>
      <text:p text:style-name="Text_20_body"/>
      <text:h text:style-name="Heading_20_1" text:outline-level="1">What is Griffon?</text:h>
      <text:list xml:id="list1908770572" text:style-name="L2">
        <text:list-item>
          <text:p text:style-name="P2">Desktop Apps, but RIA too</text:p>
        </text:list-item>
        <text:list-item>
          <text:p text:style-name="P2">Mashup capable</text:p>
        </text:list-item>
        <text:list-item>
          <text:p text:style-name="P2">Full life cycle, plugin system</text:p>
        </text:list-item>
      </text:list>
      <text:h text:style-name="Heading_20_1" text:outline-level="1">From 0 to Deployed</text:h>
      <text:list xml:id="list2090559639" text:style-name="L3">
        <text:list-item>
          <text:p text:style-name="P3">Into to lifecyc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mlet D'Arcy</meta:initial-creator>
    <meta:creation-date>2010-06-18T09:03:42</meta:creation-date>
    <meta:document-statistic meta:table-count="0" meta:image-count="0" meta:object-count="0" meta:page-count="1" meta:paragraph-count="14" meta:word-count="50" meta:character-count="234"/>
    <dc:date>2010-06-18T09:07:20</dc:date>
    <dc:creator>Hamlet D'Arcy</dc:creator>
    <meta:editing-duration>PT00H03M39S</meta:editing-duration>
    <meta:editing-cycles>1</meta:editing-cycles>
    <meta:generator>OpenOffice.org/3.2$Unix OpenOffice.org_project/320m12$Build-9483</meta:generator>
  </office:meta>
</office:document-meta>
</file>